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180" calcext:value-type="float">
            <text:p>180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 style:data-style-name="N2" text:time-value="08:36:54.193140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29T08:37:22.245446172</dc:date>
    <meta:editing-duration>PT26M58S</meta:editing-duration>
    <meta:editing-cycles>24</meta:editing-cycles>
    <meta:generator>LibreOffice/24.2.7.2$Linux_X86_64 LibreOffice_project/420$Build-2</meta:generator>
    <meta:document-statistic meta:table-count="3" meta:cell-count="8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9cm" svg:y="0.379cm" svg:width="14.142cm" svg:height="6.975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